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VariableTableParameterNameDiscovererTests.staticMethod( long x , long y , long 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VariableTableParameterNameDiscovererTests.instanceMethod( double x , double y , double 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nerClass.staticMethod( long x , long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fiedClass.generifiedMethod( P param , long x , K key ,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fiedClass.voidStaticMethod( Object obj , long x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VariableTableParameterNameDiscovererTests.staticMethod( long x , long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nerClass.Inn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fiedClass.GenerifiedClass( K key ,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fiedClass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riableTableParameterNameDiscovererTests.consParameterNameDiscovery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VariableTableParameterNameDiscovererTests.methodParameterNameDiscoveryN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VariableTableParameterNameDiscovererTests.instanceMethod( double x , double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fiedClass.GenerifiedClass( K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riableTableParameterNameDiscovererTests.overloaded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alVariableTableParameterNameDiscovererTests.overloadedStatic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nerClass.staticMethod( long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VariableTableParameterNameDiscovererTests.consParameterNameDiscoveryN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fiedClass.Generifi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riableTableParameterNameDiscovererTests.overloadedMethodInInn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lVariableTableParameterNameDiscovererTests.classesWithoutDebugSymb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lVariableTableParameterNameDiscovererTests.staticMethodParameterNameDiscoveryNo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VariableTableParameterNameDiscovererTests.overloadedStaticMethodInInn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lVariableTableParameterNameDiscovererTests.methodParameterNameDiscoveryWith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VariableTableParameterNameDiscovererTests.generified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nnerClass.instanceMethod( String aa , String b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riableTableParameterNameDiscovererTests.staticMethodNoLocal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nerClass.instanceMethod( String a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fiedClass.generifiedStaticMethod( P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fiedClass.nonVoidStaticMethod( Object obj , long x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Class.InnerClass( String firstArg , long secondArg , Object third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